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2pt" officeooo:rsid="0002e8b0" officeooo:paragraph-rsid="0002e8b0" style:font-size-asian="19.25pt" style:font-size-complex="22pt"/>
    </style:style>
    <style:style style:name="P2" style:family="paragraph" style:parent-style-name="Standard" style:list-style-name="L1">
      <style:text-properties fo:font-size="22pt" officeooo:rsid="00044470" officeooo:paragraph-rsid="00044470" style:font-size-asian="19.25pt" style:font-size-complex="22pt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font-size="32pt" officeooo:rsid="0002e8b0" officeooo:paragraph-rsid="0002e8b0" style:font-size-asian="32pt" style:font-size-complex="3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de Git e GitHub</text:p>
      <text:list xml:id="list3646968865" text:style-name="L1">
        <text:list-item>
          <text:p text:style-name="P1">Git, para repositorio local.</text:p>
        </text:list-item>
        <text:list-item>
          <text:p text:style-name="P1">GitHub para repositorio remoto</text:p>
        </text:list-item>
        <text:list-item>
          <text:p text:style-name="P2">VSC para usar de exemplo</text:p>
        </text:list-item>
        <text:list-item>
          <text:p text:style-name="P2">No VSC tem opção de Source Control, ai atraves do GitHub Desktop (que <text:s/>facilita o uso do Git sem precisar ficar usando comandos), da pra ver como ficou o código, dar commit para o local e o push para o remot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13:37.473198188</meta:creation-date>
    <dc:date>2020-08-12T21:28:17.672685935</dc:date>
    <meta:editing-duration>PT4M30S</meta:editing-duration>
    <meta:editing-cycles>1</meta:editing-cycles>
    <meta:document-statistic meta:table-count="0" meta:image-count="0" meta:object-count="0" meta:page-count="1" meta:paragraph-count="5" meta:word-count="63" meta:character-count="317" meta:non-whitespace-character-count="261"/>
    <meta:generator>LibreOffice/6.1.5.2$Linux_X86_64 LibreOffice_project/10$Build-2</meta:generator>
  </office:meta>
</office:document-meta>
</file>